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Courier 10 Pitch" svg:font-family="'Courier 10 Pitch'"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Abyssinica SIL" svg:font-family="'Abyssinica SIL'" style:font-pitch="variable"/>
    <style:font-face style:name="Jomolhari" svg:font-family="Jomolhari" style:font-pitch="variable"/>
    <style:font-face style:name="URW Bookman L" svg:font-family="'URW Bookman L'" style:font-pitch="variable"/>
    <style:font-face style:name="URW Palladio L" svg:font-family="'URW Palladio L'" style:font-pitch="variable"/>
    <style:font-face style:name="WenQuanYi Zen Hei Sharp1" svg:font-family="'WenQuanYi Zen Hei Sharp'"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FreeMono1"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officeooo:paragraph-rsid="00a902d6"/>
    </style:style>
    <style:style style:name="P2" style:family="paragraph" style:parent-style-name="Standard">
      <style:paragraph-properties fo:text-align="start" style:justify-single-word="false" style:text-autospace="none"/>
      <style:text-properties officeooo:paragraph-rsid="00ab9ca3"/>
    </style:style>
    <style:style style:name="P3" style:family="paragraph" style:parent-style-name="Standard">
      <style:paragraph-properties fo:text-align="start" style:justify-single-word="false" style:text-autospace="none"/>
      <style:text-properties officeooo:paragraph-rsid="00aba559"/>
    </style:style>
    <style:style style:name="P4" style:family="paragraph" style:parent-style-name="Standard" style:list-style-name="L6">
      <style:paragraph-properties fo:text-align="start" style:justify-single-word="false" style:text-autospace="none"/>
      <style:text-properties officeooo:paragraph-rsid="00a28bbc"/>
    </style:style>
    <style:style style:name="P5" style:family="paragraph" style:parent-style-name="Standard" style:list-style-name="L7">
      <style:paragraph-properties fo:text-align="start" style:justify-single-word="false" style:text-autospace="none"/>
      <style:text-properties officeooo:paragraph-rsid="00a902d6"/>
    </style:style>
    <style:style style:name="P6" style:family="paragraph" style:parent-style-name="Standard">
      <style:paragraph-properties fo:text-align="start" style:justify-single-word="false"/>
      <style:text-properties style:font-name="Jomolhari" fo:font-size="16pt" fo:font-weight="bold" officeooo:paragraph-rsid="000a773f"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Jomolhari" fo:font-size="16pt" style:text-underline-style="none" fo:font-weight="bold" officeooo:paragraph-rsid="00198de8" style:font-size-asian="16pt" style:font-weight-asian="bold" style:font-size-complex="16pt" style:font-weight-complex="bold"/>
    </style:style>
    <style:style style:name="P8" style:family="paragraph" style:parent-style-name="Standard">
      <style:paragraph-properties fo:text-align="start" style:justify-single-word="false">
        <style:tab-stops>
          <style:tab-stop style:position="0.3437in"/>
        </style:tab-stops>
      </style:paragraph-properties>
      <style:text-properties style:font-name="Jomolhari" fo:font-size="16pt" style:text-underline-style="none" fo:font-weight="bold" officeooo:paragraph-rsid="001b28a2"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Jomolhari" fo:font-size="16pt" style:text-underline-style="none" fo:font-weight="bold" officeooo:paragraph-rsid="00106bd6" style:font-size-asian="16pt" style:font-weight-asian="bold" style:font-size-complex="16pt" style:font-weight-complex="bold"/>
    </style:style>
    <style:style style:name="P10" style:family="paragraph" style:parent-style-name="Standard">
      <style:paragraph-properties fo:text-align="start" style:justify-single-word="false" style:text-autospace="none"/>
      <style:text-properties style:font-name="Jomolhari" fo:font-size="16pt" style:text-underline-style="none" fo:font-weight="bold" officeooo:paragraph-rsid="009914bb" style:font-size-asian="16pt" style:font-weight-asian="bold" style:font-size-complex="16pt" style:font-weight-complex="bold"/>
    </style:style>
    <style:style style:name="P11" style:family="paragraph" style:parent-style-name="Standard">
      <style:text-properties style:font-name="Jomolhari" fo:font-size="13pt" officeooo:paragraph-rsid="0005a09a" style:font-size-asian="13pt" style:font-size-complex="13pt"/>
    </style:style>
    <style:style style:name="P12" style:family="paragraph" style:parent-style-name="Standard">
      <style:paragraph-properties fo:text-align="center" style:justify-single-word="false"/>
      <style:text-properties style:font-name="Jomolhari" fo:font-size="13pt" officeooo:paragraph-rsid="0005a09a" style:font-size-asian="13pt" style:font-size-complex="13pt"/>
    </style:style>
    <style:style style:name="P13"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paragraph-rsid="0005a09a" style:font-size-asian="13pt" style:font-size-complex="13pt"/>
    </style:style>
    <style:style style:name="P14" style:family="paragraph" style:parent-style-name="Standard">
      <style:paragraph-properties fo:text-align="start" style:justify-single-word="false"/>
      <style:text-properties style:font-name="Jomolhari" fo:font-size="13pt" style:text-underline-style="none" fo:font-weight="normal" officeooo:paragraph-rsid="00106bd6"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 fo:font-size="13pt" style:text-underline-style="none" fo:font-weight="normal" officeooo:paragraph-rsid="0015c110"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Jomolhari" fo:font-size="13pt" style:text-underline-style="none" fo:font-weight="normal" officeooo:paragraph-rsid="0017bb14"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 fo:font-size="13pt" style:text-underline-style="none" fo:font-weight="normal" officeooo:paragraph-rsid="00198de8" style:font-size-asian="13pt" style:font-weight-asian="normal" style:font-size-complex="13pt" style:font-weight-complex="normal"/>
    </style:style>
    <style:style style:name="P18" style:family="paragraph" style:parent-style-name="Standard" style:list-style-name="L2">
      <style:paragraph-properties fo:text-align="start" style:justify-single-word="false"/>
      <style:text-properties style:font-name="Jomolhari" fo:font-size="13pt" style:text-underline-style="none" fo:font-weight="normal" officeooo:paragraph-rsid="00198de8"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 fo:font-size="13pt" style:text-underline-style="none" fo:font-weight="normal" officeooo:paragraph-rsid="001b28a2"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 fo:font-size="13pt" style:text-underline-style="none" fo:font-weight="normal" officeooo:paragraph-rsid="001b86f4"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 fo:font-size="13pt" style:text-underline-style="none" fo:font-weight="normal" officeooo:paragraph-rsid="002350d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 fo:font-size="13pt" style:text-underline-style="none" fo:font-weight="normal" officeooo:paragraph-rsid="002db2b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 fo:font-size="13pt" style:text-underline-style="none" fo:font-weight="normal" officeooo:paragraph-rsid="002fc7b4"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25" style:family="paragraph" style:parent-style-name="Standard">
      <style:paragraph-properties fo:text-align="start" style:justify-single-word="false" style:text-autospace="none"/>
      <style:text-properties style:font-name="Jomolhari" fo:font-size="13pt" style:text-underline-style="none" fo:font-weight="normal" officeooo:paragraph-rsid="004c9279" style:font-size-asian="13pt" style:font-weight-asian="normal" style:font-size-complex="13pt" style:font-weight-complex="normal"/>
    </style:style>
    <style:style style:name="P26" style:family="paragraph" style:parent-style-name="Standard">
      <style:paragraph-properties fo:text-align="start" style:justify-single-word="false" style:text-autospace="none"/>
      <style:text-properties style:font-name="Jomolhari" fo:font-size="13pt" style:text-underline-style="none" fo:font-weight="normal" officeooo:paragraph-rsid="004fc4e4"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 fo:font-size="13pt" style:text-underline-style="none" fo:font-weight="normal" officeooo:paragraph-rsid="005ec9d5"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 fo:font-size="13pt" style:text-underline-style="none" fo:font-weight="normal" officeooo:paragraph-rsid="002db2b4" style:font-name-asian="FreeMono" style:font-size-asian="13pt" style:font-weight-asian="normal" style:font-name-complex="FreeMono" style:font-size-complex="13pt" style:font-weight-complex="normal"/>
    </style:style>
    <style:style style:name="P29" style:family="paragraph" style:parent-style-name="Standard" style:list-style-name="L2">
      <style:paragraph-properties fo:text-align="start" style:justify-single-word="false"/>
      <style:text-properties style:font-name="Jomolhari" fo:font-size="13pt" style:text-underline-style="none" fo:font-weight="bold" officeooo:paragraph-rsid="00198de8"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Jomolhari" fo:font-size="13pt" style:text-underline-style="none" fo:font-weight="bold" officeooo:paragraph-rsid="00435bce" style:font-name-asian="FreeMono" style:font-size-asian="13pt" style:font-weight-asian="bold" style:font-name-complex="FreeMono" style:font-size-complex="13pt" style:font-weight-complex="bold"/>
    </style:style>
    <style:style style:name="P31" style:family="paragraph" style:parent-style-name="Standard">
      <style:paragraph-properties fo:text-align="start" style:justify-single-word="false"/>
      <style:text-properties style:font-name="Jomolhari" fo:font-size="13pt" style:text-underline-style="none" officeooo:paragraph-rsid="0012b382" style:font-size-asian="13pt" style:font-size-complex="13pt"/>
    </style:style>
    <style:style style:name="P32" style:family="paragraph" style:parent-style-name="Standard" style:list-style-name="">
      <style:paragraph-properties style:text-autospace="none"/>
      <style:text-properties style:font-name="Jomolhari" fo:font-size="13pt" fo:font-weight="normal" officeooo:paragraph-rsid="002db2b4" style:font-name-asian="FreeMono" style:font-size-asian="13pt" style:font-weight-asian="normal" style:font-name-complex="FreeMono" style:font-size-complex="13pt" style:font-weight-complex="normal"/>
    </style:style>
    <style:style style:name="P33" style:family="paragraph" style:parent-style-name="Standard" style:list-style-name="L3">
      <style:paragraph-properties style:text-autospace="none"/>
      <style:text-properties style:font-name="Jomolhari" fo:font-size="13pt" fo:font-weight="normal" officeooo:paragraph-rsid="002db2b4" style:font-name-asian="FreeMono" style:font-size-asian="13pt" style:font-weight-asian="normal" style:font-name-complex="FreeMono" style:font-size-complex="13pt" style:font-weight-complex="normal"/>
    </style:style>
    <style:style style:name="P34" style:family="paragraph" style:parent-style-name="Standard" style:list-style-name="">
      <style:paragraph-properties style:text-autospace="none"/>
      <style:text-properties style:font-name="Jomolhari" fo:font-size="13pt" fo:font-weight="bold" officeooo:paragraph-rsid="0029c6eb" style:font-name-asian="FreeMono" style:font-size-asian="13pt" style:font-weight-asian="bold" style:font-name-complex="FreeMono" style:font-size-complex="13pt" style:font-weight-complex="bold"/>
    </style:style>
    <style:style style:name="P35" style:family="paragraph" style:parent-style-name="Standard">
      <style:paragraph-properties fo:text-align="start" style:justify-single-word="false"/>
      <style:text-properties style:font-name="FreeMono1" fo:font-size="13pt" fo:font-weight="normal" officeooo:paragraph-rsid="001b86f4" style:font-size-asian="13pt" style:font-weight-asian="normal" style:font-size-complex="13pt" style:font-weight-complex="normal"/>
    </style:style>
    <style:style style:name="P36" style:family="paragraph" style:parent-style-name="Standard" style:list-style-name="">
      <style:paragraph-properties style:text-autospace="none"/>
      <style:text-properties style:font-name="FreeMono1" fo:font-size="13pt" fo:font-style="normal" fo:font-weight="normal" style:font-name-asian="FreeMono" style:font-size-asian="13pt" style:font-style-asian="normal" style:font-weight-asian="normal" style:font-name-complex="FreeMono" style:font-size-complex="13pt" style:font-style-complex="normal" style:font-weight-complex="normal"/>
    </style:style>
    <style:style style:name="P37" style:family="paragraph" style:parent-style-name="Standard" style:list-style-name="">
      <style:paragraph-properties style:text-autospace="none"/>
      <style:text-properties style:font-name="FreeMono1" fo:font-size="13pt" style:font-name-asian="FreeMono" style:font-size-asian="13pt" style:font-name-complex="FreeMono" style:font-size-complex="13pt"/>
    </style:style>
    <style:style style:name="P38" style:family="paragraph" style:parent-style-name="Standard">
      <style:paragraph-properties fo:text-align="start" style:justify-single-word="false"/>
      <style:text-properties style:font-name="FreeMono1" fo:font-size="13pt" style:text-underline-style="none" fo:font-weight="normal" officeooo:paragraph-rsid="002fc7b4"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font-name="FreeMono1" fo:font-size="13pt" style:text-underline-style="none" fo:font-weight="normal" officeooo:paragraph-rsid="00377a52"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FreeMono1" fo:font-size="13pt" style:text-underline-style="none" fo:font-weight="normal" officeooo:paragraph-rsid="0037bfbf"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FreeMono1" fo:font-size="13pt" style:text-underline-style="none" fo:font-weight="normal" officeooo:paragraph-rsid="003a42fd"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font-name="FreeMono1" fo:font-size="13pt" style:text-underline-style="none" fo:font-weight="normal" officeooo:paragraph-rsid="003c1f98" style:font-size-asian="13pt" style:font-weight-asian="normal" style:font-size-complex="13pt" style:font-weight-complex="normal"/>
    </style:style>
    <style:style style:name="P43" style:family="paragraph" style:parent-style-name="Standard">
      <style:paragraph-properties fo:text-align="start" style:justify-single-word="false" style:text-autospace="none"/>
      <style:text-properties style:font-name="FreeMono1" fo:font-size="13pt" style:text-underline-style="none" fo:font-weight="normal" officeooo:paragraph-rsid="004fc4e4" style:font-size-asian="13pt" style:font-weight-asian="normal" style:font-size-complex="13pt" style:font-weight-complex="normal"/>
    </style:style>
    <style:style style:name="P44" style:family="paragraph" style:parent-style-name="Standard">
      <style:paragraph-properties fo:text-align="start" style:justify-single-word="false" style:text-autospace="none"/>
      <style:text-properties style:font-name="FreeMono1" fo:font-size="13pt" style:text-underline-style="none" fo:font-weight="normal" officeooo:paragraph-rsid="007bcdf1" style:font-size-asian="13pt" style:font-weight-asian="normal" style:font-size-complex="13pt" style:font-weight-complex="normal"/>
    </style:style>
    <style:style style:name="P45" style:family="paragraph" style:parent-style-name="Standard">
      <style:paragraph-properties fo:text-align="start" style:justify-single-word="false" style:text-autospace="none"/>
      <style:text-properties style:font-name="FreeMono1" fo:font-size="13pt" style:text-underline-style="none" fo:font-weight="normal" officeooo:paragraph-rsid="00892451" style:font-size-asian="13pt" style:font-weight-asian="normal" style:font-size-complex="13pt" style:font-weight-complex="normal"/>
    </style:style>
    <style:style style:name="P46" style:family="paragraph" style:parent-style-name="Standard">
      <style:paragraph-properties fo:text-align="start" style:justify-single-word="false" style:text-autospace="none"/>
      <style:text-properties style:font-name="FreeMono1" fo:font-size="13pt" style:text-underline-style="none" fo:font-weight="normal" officeooo:paragraph-rsid="008d752e" style:font-size-asian="13pt" style:font-weight-asian="normal" style:font-size-complex="13pt" style:font-weight-complex="normal"/>
    </style:style>
    <style:style style:name="P47" style:family="paragraph" style:parent-style-name="Standard">
      <style:paragraph-properties fo:text-align="start" style:justify-single-word="false" style:text-autospace="none"/>
      <style:text-properties style:font-name="FreeMono1" fo:font-size="13pt" style:text-underline-style="none" fo:font-weight="normal" officeooo:paragraph-rsid="008c158b" style:font-size-asian="13pt" style:font-weight-asian="normal" style:font-size-complex="13pt" style:font-weight-complex="normal"/>
    </style:style>
    <style:style style:name="P48" style:family="paragraph" style:parent-style-name="Standard">
      <style:paragraph-properties fo:text-align="start" style:justify-single-word="false" style:text-autospace="none"/>
      <style:text-properties style:font-name="FreeMono1" fo:font-size="13pt" style:text-underline-style="none" fo:font-weight="normal" officeooo:paragraph-rsid="0090f2d4" style:font-size-asian="13pt" style:font-weight-asian="normal" style:font-size-complex="13pt" style:font-weight-complex="normal"/>
    </style:style>
    <style:style style:name="P49" style:family="paragraph" style:parent-style-name="Standard">
      <style:paragraph-properties fo:text-align="start" style:justify-single-word="false" style:text-autospace="none"/>
      <style:text-properties style:font-name="FreeMono1" fo:font-size="13pt" style:text-underline-style="none" fo:font-weight="normal" officeooo:paragraph-rsid="0097f98f" style:font-size-asian="13pt" style:font-weight-asian="normal" style:font-size-complex="13pt" style:font-weight-complex="normal"/>
    </style:style>
    <style:style style:name="P50" style:family="paragraph" style:parent-style-name="Standard">
      <style:paragraph-properties fo:text-align="start" style:justify-single-word="false" style:text-autospace="none"/>
      <style:text-properties style:font-name="FreeMono1" fo:font-size="13pt" style:text-underline-style="none" fo:font-weight="normal" officeooo:paragraph-rsid="009914bb" style:font-size-asian="13pt" style:font-weight-asian="normal" style:font-size-complex="13pt" style:font-weight-complex="normal"/>
    </style:style>
    <style:style style:name="P51" style:family="paragraph" style:parent-style-name="Standard">
      <style:paragraph-properties fo:text-align="start" style:justify-single-word="false" style:text-autospace="none"/>
      <style:text-properties style:font-name="FreeMono1" fo:font-size="13pt" style:text-underline-style="none" fo:font-weight="normal" officeooo:paragraph-rsid="00a7679b" style:font-size-asian="13pt" style:font-weight-asian="normal" style:font-size-complex="13pt" style:font-weight-complex="normal"/>
    </style:style>
    <style:style style:name="P52" style:family="paragraph" style:parent-style-name="Standard">
      <style:paragraph-properties fo:text-align="start" style:justify-single-word="false" style:text-autospace="none"/>
      <style:text-properties style:font-name="FreeMono1" fo:font-size="13pt" style:text-underline-style="none" fo:font-weight="normal" officeooo:paragraph-rsid="00a902d6" style:font-size-asian="13pt" style:font-weight-asian="normal" style:font-size-complex="13pt" style:font-weight-complex="normal"/>
    </style:style>
    <style:style style:name="P53" style:family="paragraph" style:parent-style-name="Standard">
      <style:paragraph-properties fo:text-align="start" style:justify-single-word="false" style:text-autospace="none"/>
      <style:text-properties style:font-name="FreeMono1" fo:font-size="13pt" style:text-underline-style="none" fo:font-weight="normal" officeooo:paragraph-rsid="0079ffd1"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style:font-name="FreeMono1" fo:font-size="13pt" style:text-underline-style="solid" style:text-underline-width="auto" style:text-underline-color="font-color" fo:font-weight="normal" officeooo:paragraph-rsid="00377a52" style:font-size-asian="13pt" style:font-weight-asian="normal" style:font-size-complex="13pt" style:font-weight-complex="normal"/>
    </style:style>
    <style:style style:name="P55" style:family="paragraph" style:parent-style-name="Standard">
      <style:paragraph-properties fo:text-align="start" style:justify-single-word="false" style:text-autospace="none"/>
      <style:text-properties style:font-name="FreeMono1" officeooo:paragraph-rsid="00ab9ca3"/>
    </style:style>
    <style:style style:name="P56" style:family="paragraph" style:parent-style-name="Standard">
      <style:paragraph-properties fo:text-align="start" style:justify-single-word="false" style:text-autospace="none"/>
      <style:text-properties style:font-name="FreeMono1" officeooo:paragraph-rsid="00aba559"/>
    </style:style>
    <style:style style:name="P57" style:family="paragraph" style:parent-style-name="Standard">
      <style:paragraph-properties fo:text-align="start" style:justify-single-word="false" style:text-autospace="none"/>
      <style:text-properties style:font-name="FreeMono1" fo:font-size="16pt" style:text-underline-style="none" fo:font-weight="bold" officeooo:paragraph-rsid="00a902d6"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Jomolhari1" fo:font-size="13pt" style:text-underline-style="none" fo:font-weight="normal" officeooo:paragraph-rsid="0037bfbf" style:font-size-asian="13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Jomolhari1" fo:font-size="13pt" style:text-underline-style="none" fo:font-weight="normal" officeooo:paragraph-rsid="0079bc3a" style:font-size-asian="13pt" style:font-weight-asian="normal" style:font-size-complex="13pt" style:font-weight-complex="normal"/>
    </style:style>
    <style:style style:name="P60" style:family="paragraph" style:parent-style-name="Standard">
      <style:paragraph-properties fo:text-align="start" style:justify-single-word="false" style:text-autospace="none"/>
      <style:text-properties style:font-name="Jomolhari1" fo:font-size="13pt" style:text-underline-style="none" fo:font-weight="normal" officeooo:paragraph-rsid="007bcdf1"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Jomolhari1" fo:font-size="13pt" style:text-underline-style="none" fo:font-weight="normal" officeooo:paragraph-rsid="00892451"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Jomolhari1" fo:font-size="13pt" style:text-underline-style="none" fo:font-weight="normal" officeooo:paragraph-rsid="008c158b" style:font-size-asian="13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Jomolhari1" fo:font-size="13pt" style:text-underline-style="none" fo:font-weight="normal" officeooo:paragraph-rsid="008d752e" style:font-size-asian="13pt" style:font-weight-asian="normal" style:font-size-complex="13pt" style:font-weight-complex="normal"/>
    </style:style>
    <style:style style:name="P64" style:family="paragraph" style:parent-style-name="Standard">
      <style:paragraph-properties fo:text-align="start" style:justify-single-word="false" style:text-autospace="none"/>
      <style:text-properties style:font-name="Jomolhari1" fo:font-size="13pt" style:text-underline-style="none" fo:font-weight="normal" officeooo:paragraph-rsid="008e80df" style:font-size-asian="13pt" style:font-weight-asian="normal" style:font-size-complex="13pt" style:font-weight-complex="normal"/>
    </style:style>
    <style:style style:name="P65" style:family="paragraph" style:parent-style-name="Standard">
      <style:paragraph-properties fo:text-align="start" style:justify-single-word="false" style:text-autospace="none"/>
      <style:text-properties style:font-name="Jomolhari1" fo:font-size="13pt" style:text-underline-style="none" fo:font-weight="normal" officeooo:paragraph-rsid="0092ca38" style:font-size-asian="13pt" style:font-weight-asian="normal" style:font-size-complex="13pt" style:font-weight-complex="normal"/>
    </style:style>
    <style:style style:name="P66" style:family="paragraph" style:parent-style-name="Standard">
      <style:paragraph-properties fo:text-align="start" style:justify-single-word="false" style:text-autospace="none"/>
      <style:text-properties style:font-name="Jomolhari1" fo:font-size="13pt" style:text-underline-style="none" fo:font-weight="normal" officeooo:paragraph-rsid="00953fb6" style:font-size-asian="13pt" style:font-weight-asian="normal" style:font-size-complex="13pt" style:font-weight-complex="normal"/>
    </style:style>
    <style:style style:name="P67" style:family="paragraph" style:parent-style-name="Standard">
      <style:paragraph-properties fo:text-align="start" style:justify-single-word="false" style:text-autospace="none"/>
      <style:text-properties style:font-name="Jomolhari1" fo:font-size="13pt" style:text-underline-style="none" fo:font-weight="normal" officeooo:paragraph-rsid="009d3326" style:font-size-asian="13pt" style:font-weight-asian="normal" style:font-size-complex="13pt" style:font-weight-complex="normal"/>
    </style:style>
    <style:style style:name="P68" style:family="paragraph" style:parent-style-name="Standard">
      <style:paragraph-properties fo:text-align="start" style:justify-single-word="false" style:text-autospace="none"/>
      <style:text-properties style:font-name="Jomolhari1" fo:font-size="13pt" style:text-underline-style="none" fo:font-weight="normal" officeooo:paragraph-rsid="004fc4e4" style:font-size-asian="13pt" style:font-weight-asian="normal" style:font-size-complex="13pt" style:font-weight-complex="normal"/>
    </style:style>
    <style:style style:name="P69" style:family="paragraph" style:parent-style-name="Standard">
      <style:paragraph-properties fo:text-align="start" style:justify-single-word="false" style:text-autospace="none"/>
      <style:text-properties style:font-name="Jomolhari1" fo:font-size="13pt" style:text-underline-style="none" fo:font-weight="normal" officeooo:paragraph-rsid="00a28bbc" style:font-size-asian="13pt" style:font-weight-asian="normal" style:font-size-complex="13pt" style:font-weight-complex="normal"/>
    </style:style>
    <style:style style:name="P70" style:family="paragraph" style:parent-style-name="Standard">
      <style:paragraph-properties fo:text-align="start" style:justify-single-word="false" style:text-autospace="none"/>
      <style:text-properties style:font-name="Jomolhari1" fo:font-size="13pt" style:text-underline-style="none" fo:font-weight="normal" officeooo:paragraph-rsid="00a41564" style:font-size-asian="13pt" style:font-weight-asian="normal" style:font-size-complex="13pt" style:font-weight-complex="normal"/>
    </style:style>
    <style:style style:name="P71" style:family="paragraph" style:parent-style-name="Standard">
      <style:paragraph-properties fo:text-align="start" style:justify-single-word="false" style:text-autospace="none"/>
      <style:text-properties style:font-name="Jomolhari1" fo:font-size="13pt" style:text-underline-style="none" fo:font-weight="normal" officeooo:paragraph-rsid="00a5fdb6" style:font-size-asian="13pt" style:font-weight-asian="normal" style:font-size-complex="13pt" style:font-weight-complex="normal"/>
    </style:style>
    <style:style style:name="P72" style:family="paragraph" style:parent-style-name="Standard" style:list-style-name="L5">
      <style:paragraph-properties fo:text-align="start" style:justify-single-word="false" style:text-autospace="none"/>
      <style:text-properties style:font-name="Jomolhari1" fo:font-size="13pt" style:text-underline-style="none" fo:font-weight="normal" officeooo:paragraph-rsid="009d3326" style:font-size-asian="13pt" style:font-weight-asian="normal" style:font-size-complex="13pt" style:font-weight-complex="normal"/>
    </style:style>
    <style:style style:name="P73" style:family="paragraph" style:parent-style-name="Standard">
      <style:paragraph-properties fo:text-align="start" style:justify-single-word="false" style:text-autospace="none"/>
      <style:text-properties style:font-name="Jomolhari1" fo:font-size="13pt" style:text-underline-style="none" fo:font-weight="normal" officeooo:paragraph-rsid="0079bc3a"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autospace="none"/>
      <style:text-properties style:font-name="Jomolhari1" fo:font-size="13pt" style:text-underline-style="none" fo:font-weight="normal" officeooo:paragraph-rsid="0079ffd1" style:font-size-asian="11.3500003814697pt" style:font-weight-asian="normal" style:font-size-complex="13pt" style:font-weight-complex="normal"/>
    </style:style>
    <style:style style:name="P75"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paragraph-rsid="0079935e" style:font-size-asian="11.3500003814697pt" style:font-weight-asian="normal" style:font-size-complex="13pt" style:font-weight-complex="normal"/>
    </style:style>
    <style:style style:name="P76" style:family="paragraph" style:parent-style-name="Standard">
      <style:paragraph-properties fo:text-align="start" style:justify-single-word="false" style:text-autospace="none"/>
      <style:text-properties style:font-name="Jomolhari1" fo:font-size="13pt" style:text-underline-style="none" fo:font-weight="bold" officeooo:paragraph-rsid="004fc4e4" style:font-size-asian="13pt" style:font-weight-asian="bold" style:font-size-complex="13pt" style:font-weight-complex="bold"/>
    </style:style>
    <style:style style:name="P77" style:family="paragraph" style:parent-style-name="Standard">
      <style:paragraph-properties fo:text-align="start" style:justify-single-word="false" style:text-autospace="none"/>
      <style:text-properties style:font-name="Jomolhari1" fo:font-size="13pt" style:text-underline-style="none" fo:font-weight="bold" officeooo:paragraph-rsid="008536c9" style:font-size-asian="13pt" style:font-weight-asian="bold" style:font-size-complex="13pt" style:font-weight-complex="bold"/>
    </style:style>
    <style:style style:name="P78" style:family="paragraph" style:parent-style-name="Standard">
      <style:paragraph-properties fo:text-align="start" style:justify-single-word="false" style:text-autospace="none"/>
      <style:text-properties style:font-name="Jomolhari1" fo:font-size="13pt" style:text-underline-style="none" fo:font-weight="bold" officeooo:paragraph-rsid="00892451" style:font-size-asian="13pt" style:font-weight-asian="bold" style:font-size-complex="13pt" style:font-weight-complex="bold"/>
    </style:style>
    <style:style style:name="P79" style:family="paragraph" style:parent-style-name="Standard">
      <style:paragraph-properties fo:text-align="start" style:justify-single-word="false" style:text-autospace="none"/>
      <style:text-properties style:font-name="Jomolhari1" fo:font-size="13pt" style:text-underline-style="none" fo:font-weight="bold" officeooo:paragraph-rsid="009d3326" style:font-size-asian="13pt" style:font-weight-asian="bold" style:font-size-complex="13pt" style:font-weight-complex="bold"/>
    </style:style>
    <style:style style:name="P80" style:family="paragraph" style:parent-style-name="Standard">
      <style:paragraph-properties fo:text-align="start" style:justify-single-word="false" style:text-autospace="none"/>
      <style:text-properties style:font-name="Jomolhari1" fo:font-size="13pt" style:text-underline-style="none" fo:font-weight="bold" officeooo:paragraph-rsid="00a5fdb6" style:font-size-asian="13pt" style:font-weight-asian="bold" style:font-size-complex="13pt" style:font-weight-complex="bold"/>
    </style:style>
    <style:style style:name="P81" style:family="paragraph" style:parent-style-name="Standard">
      <style:paragraph-properties fo:text-align="start" style:justify-single-word="false" style:text-autospace="none"/>
      <style:text-properties style:font-name="Jomolhari1" fo:font-size="13pt" style:text-underline-style="none" fo:font-weight="bold" officeooo:paragraph-rsid="0079935e" style:font-size-asian="11.3500003814697pt" style:font-weight-asian="bold" style:font-size-complex="13pt" style:font-weight-complex="bold"/>
    </style:style>
    <style:style style:name="P82" style:family="paragraph" style:parent-style-name="Standard">
      <style:paragraph-properties fo:text-align="start" style:justify-single-word="false" style:text-autospace="none"/>
      <style:text-properties style:font-name="Jomolhari1" fo:font-size="13pt" officeooo:paragraph-rsid="00a902d6" style:font-size-asian="13pt" style:font-size-complex="13pt"/>
    </style:style>
    <style:style style:name="P83" style:family="paragraph" style:parent-style-name="Standard">
      <style:paragraph-properties fo:text-align="start" style:justify-single-word="false" style:text-autospace="none"/>
      <style:text-properties style:font-name="Jomolhari1" fo:font-size="16pt" style:text-underline-style="none" fo:font-weight="bold" officeooo:paragraph-rsid="0076ff5d" style:font-size-asian="16pt" style:font-weight-asian="bold" style:font-size-complex="16pt" style:font-weight-complex="bold"/>
    </style:style>
    <style:style style:name="P84" style:family="paragraph" style:parent-style-name="Standard">
      <style:paragraph-properties fo:text-align="start" style:justify-single-word="false" style:text-autospace="none"/>
      <style:text-properties style:font-name="Jomolhari1" fo:font-size="16pt" style:text-underline-style="none" fo:font-weight="bold" officeooo:paragraph-rsid="009d3326" style:font-size-asian="16pt" style:font-weight-asian="bold" style:font-size-complex="16pt" style:font-weight-complex="bold"/>
    </style:style>
    <style:style style:name="P85" style:family="paragraph" style:parent-style-name="Preformatted_20_Text">
      <style:text-properties style:font-name="FreeMono1" fo:font-size="13pt" style:font-size-asian="13pt" style:font-size-complex="13pt"/>
    </style:style>
    <style:style style:name="P86" style:family="paragraph" style:parent-style-name="Preformatted_20_Text">
      <style:text-properties style:font-name="Jomolhari1" fo:font-size="13pt" officeooo:paragraph-rsid="00ab02c4" style:font-size-asian="13pt" style:font-size-complex="13pt"/>
    </style:style>
    <style:style style:name="P87" style:family="paragraph">
      <style:paragraph-properties fo:text-align="center"/>
    </style:style>
    <style:style style:name="T1" style:family="text">
      <style:text-properties officeooo:rsid="0005a09a"/>
    </style:style>
    <style:style style:name="T2" style:family="text">
      <style:text-properties officeooo:rsid="000a773f"/>
    </style:style>
    <style:style style:name="T3" style:family="text">
      <style:text-properties officeooo:rsid="000c4e06"/>
    </style:style>
    <style:style style:name="T4" style:family="text">
      <style:text-properties officeooo:rsid="000db277"/>
    </style:style>
    <style:style style:name="T5" style:family="text">
      <style:text-properties officeooo:rsid="00106bd6"/>
    </style:style>
    <style:style style:name="T6" style:family="text">
      <style:text-properties officeooo:rsid="0017bb14"/>
    </style:style>
    <style:style style:name="T7" style:family="text">
      <style:text-properties style:text-underline-style="none" fo:font-weight="normal" officeooo:rsid="00a902d6" style:font-name-asian="FreeMono" style:font-weight-asian="normal" style:font-name-complex="FreeMono" style:font-weight-complex="normal"/>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officeooo:rsid="001b86f4" style:font-name-asian="FreeMono" style:font-style-asian="normal" style:font-name-complex="FreeMono" style:font-style-complex="normal"/>
    </style:style>
    <style:style style:name="T15" style:family="text">
      <style:text-properties officeooo:rsid="00210abb"/>
    </style:style>
    <style:style style:name="T16" style:family="text">
      <style:text-properties fo:font-size="13pt" officeooo:rsid="00198de8" style:font-size-asian="13pt" style:font-size-complex="13pt"/>
    </style:style>
    <style:style style:name="T17" style:family="text">
      <style:text-properties fo:font-size="13pt" officeooo:rsid="002307af" style:font-size-asian="13pt" style:font-size-complex="13pt"/>
    </style:style>
    <style:style style:name="T18" style:family="text">
      <style:text-properties fo:font-size="13pt" style:text-underline-style="none" fo:font-weight="normal" officeooo:rsid="00ab9ca3" style:font-name-asian="FreeMono" style:font-size-asian="13pt" style:font-weight-asian="normal" style:font-name-complex="FreeMono" style:font-size-complex="13pt" style:font-weight-complex="normal"/>
    </style:style>
    <style:style style:name="T19" style:family="text">
      <style:text-properties fo:font-size="13pt" style:text-underline-style="none" fo:font-weight="normal" officeooo:rsid="00aba559" style:font-name-asian="FreeMono" style:font-size-asian="13pt" style:font-weight-asian="normal" style:font-name-complex="FreeMono" style:font-size-complex="13pt" style:font-weight-complex="normal"/>
    </style:style>
    <style:style style:name="T20" style:family="text">
      <style:text-properties officeooo:rsid="002307af"/>
    </style:style>
    <style:style style:name="T21" style:family="text">
      <style:text-properties fo:font-weight="bold" style:font-weight-asian="bold" style:font-weight-complex="bold"/>
    </style:style>
    <style:style style:name="T22" style:family="text">
      <style:text-properties fo:font-weight="bold" officeooo:rsid="002350de" style:font-weight-asian="bold" style:font-weight-complex="bold"/>
    </style:style>
    <style:style style:name="T23" style:family="text">
      <style:text-properties fo:font-weight="bold" officeooo:rsid="008e80df" style:font-name-asian="FreeMono" style:font-weight-asian="bold" style:font-name-complex="FreeMono" style:font-weight-complex="bold"/>
    </style:style>
    <style:style style:name="T24" style:family="text">
      <style:text-properties fo:font-weight="bold" officeooo:rsid="00a5fdb6" style:font-name-asian="FreeMono" style:font-weight-asian="bold" style:font-name-complex="FreeMono" style:font-weight-complex="bold"/>
    </style:style>
    <style:style style:name="T25" style:family="text">
      <style:text-properties officeooo:rsid="002542da"/>
    </style:style>
    <style:style style:name="T26" style:family="text">
      <style:text-properties officeooo:rsid="0029c6eb"/>
    </style:style>
    <style:style style:name="T27" style:family="text">
      <style:text-properties officeooo:rsid="002ada64"/>
    </style:style>
    <style:style style:name="T28" style:family="text">
      <style:text-properties style:font-name="Jomolhari" fo:font-size="13pt" style:text-underline-style="none" fo:font-weight="normal" officeooo:rsid="00a8a77a" style:font-name-asian="FreeMono" style:font-size-asian="13pt" style:font-weight-asian="normal" style:font-name-complex="FreeMono" style:font-size-complex="13pt" style:font-weight-complex="normal"/>
    </style:style>
    <style:style style:name="T29" style:family="text">
      <style:text-properties style:font-name="Jomolhari" fo:font-size="13pt" style:text-underline-style="none" fo:font-weight="normal" officeooo:rsid="00a902d6" style:font-name-asian="FreeMono" style:font-size-asian="13pt" style:font-weight-asian="normal" style:font-name-complex="FreeMono" style:font-size-complex="13pt" style:font-weight-complex="normal"/>
    </style:style>
    <style:style style:name="T30" style:family="text">
      <style:text-properties style:font-name="Jomolhari" fo:font-size="13pt" style:text-underline-style="none" fo:font-weight="normal" officeooo:rsid="00ab9ca3" style:font-name-asian="FreeMono" style:font-size-asian="13pt" style:font-weight-asian="normal" style:font-name-complex="FreeMono" style:font-size-complex="13pt" style:font-weight-complex="normal"/>
    </style:style>
    <style:style style:name="T31" style:family="text">
      <style:text-properties style:font-name="Jomolhari" fo:font-size="13pt" style:text-underline-style="none" fo:font-weight="normal" officeooo:rsid="00aba559" style:font-name-asian="FreeMono" style:font-size-asian="13pt" style:font-weight-asian="normal" style:font-name-complex="FreeMono" style:font-size-complex="13pt" style:font-weight-complex="normal"/>
    </style:style>
    <style:style style:name="T32" style:family="text">
      <style:text-properties style:font-name="Jomolhari" fo:font-size="13pt" style:text-underline-style="none" fo:font-weight="normal" officeooo:rsid="00aebbf2" style:font-name-asian="FreeMono" style:font-size-asian="13pt" style:font-weight-asian="normal" style:font-name-complex="FreeMono" style:font-size-complex="13pt" style:font-weight-complex="normal"/>
    </style:style>
    <style:style style:name="T33" style:family="text">
      <style:text-properties style:font-name="Jomolhari" officeooo:rsid="004fc4e4" style:font-name-asian="FreeMono" style:font-name-complex="FreeMono"/>
    </style:style>
    <style:style style:name="T34" style:family="text">
      <style:text-properties style:font-name="Jomolhari" officeooo:rsid="009b736b" style:font-name-asian="FreeMono" style:font-name-complex="FreeMono"/>
    </style:style>
    <style:style style:name="T35" style:family="text">
      <style:text-properties style:font-name="Jomolhari" officeooo:rsid="00a8a77a" style:font-name-asian="FreeMono" style:font-name-complex="FreeMono"/>
    </style:style>
    <style:style style:name="T36" style:family="text">
      <style:text-properties style:font-name="Jomolhari" officeooo:rsid="00a902d6" style:font-name-asian="FreeMono" style:font-name-complex="FreeMono"/>
    </style:style>
    <style:style style:name="T37" style:family="text">
      <style:text-properties officeooo:rsid="002db2b4"/>
    </style:style>
    <style:style style:name="T38" style:family="text">
      <style:text-properties officeooo:rsid="002e094a"/>
    </style:style>
    <style:style style:name="T39" style:family="text">
      <style:text-properties officeooo:rsid="002fc7b4"/>
    </style:style>
    <style:style style:name="T40" style:family="text">
      <style:text-properties officeooo:rsid="0030c228"/>
    </style:style>
    <style:style style:name="T41" style:family="text">
      <style:text-properties officeooo:rsid="00340377"/>
    </style:style>
    <style:style style:name="T42" style:family="text">
      <style:text-properties officeooo:rsid="00347eb5"/>
    </style:style>
    <style:style style:name="T43" style:family="text">
      <style:text-properties style:font-name="FreeMono1" officeooo:rsid="00340377"/>
    </style:style>
    <style:style style:name="T44" style:family="text">
      <style:text-properties style:font-name="FreeMono1" officeooo:rsid="0038e2d5"/>
    </style:style>
    <style:style style:name="T45" style:family="text">
      <style:text-properties style:font-name="FreeMono1" fo:font-size="13pt" style:text-underline-style="none" fo:font-weight="normal" officeooo:rsid="00aba559" style:font-name-asian="FreeMono" style:font-size-asian="13pt" style:font-weight-asian="normal" style:font-name-complex="FreeMono" style:font-size-complex="13pt" style:font-weight-complex="normal"/>
    </style:style>
    <style:style style:name="T46" style:family="text">
      <style:text-properties style:font-name="FreeMono1" officeooo:rsid="0017bb14"/>
    </style:style>
    <style:style style:name="T47" style:family="text">
      <style:text-properties style:font-name="FreeMono1" officeooo:rsid="0092ca38" style:font-name-asian="FreeMono" style:font-name-complex="FreeMono"/>
    </style:style>
    <style:style style:name="T48" style:family="text">
      <style:text-properties style:font-name="FreeMono1" officeooo:rsid="00a5fdb6" style:font-name-asian="FreeMono" style:font-name-complex="FreeMono"/>
    </style:style>
    <style:style style:name="T49" style:family="text">
      <style:text-properties style:font-name="FreeMono1" officeooo:rsid="00ab02c4"/>
    </style:style>
    <style:style style:name="T50" style:family="text">
      <style:text-properties officeooo:rsid="00377a52"/>
    </style:style>
    <style:style style:name="T51" style:family="text">
      <style:text-properties officeooo:rsid="0037bfbf"/>
    </style:style>
    <style:style style:name="T52" style:family="text">
      <style:text-properties officeooo:rsid="00388ead"/>
    </style:style>
    <style:style style:name="T53" style:family="text">
      <style:text-properties officeooo:rsid="0038e2d5"/>
    </style:style>
    <style:style style:name="T54" style:family="text">
      <style:text-properties officeooo:rsid="003a42fd"/>
    </style:style>
    <style:style style:name="T55" style:family="text">
      <style:text-properties officeooo:rsid="003c1f98"/>
    </style:style>
    <style:style style:name="T56" style:family="text">
      <style:text-properties officeooo:rsid="00435bce"/>
    </style:style>
    <style:style style:name="T57" style:family="text">
      <style:text-properties officeooo:rsid="00468101"/>
    </style:style>
    <style:style style:name="T58" style:family="text">
      <style:text-properties officeooo:rsid="002fc7b4" style:font-name-asian="FreeMono" style:font-name-complex="FreeMono"/>
    </style:style>
    <style:style style:name="T59" style:family="text">
      <style:text-properties officeooo:rsid="0030c228" style:font-name-asian="FreeMono" style:font-name-complex="FreeMono"/>
    </style:style>
    <style:style style:name="T60" style:family="text">
      <style:text-properties officeooo:rsid="004805d4" style:font-name-asian="FreeMono" style:font-name-complex="FreeMono"/>
    </style:style>
    <style:style style:name="T61" style:family="text">
      <style:text-properties officeooo:rsid="0049fa84" style:font-name-asian="FreeMono" style:font-name-complex="FreeMono"/>
    </style:style>
    <style:style style:name="T62" style:family="text">
      <style:text-properties officeooo:rsid="004a76e8" style:font-name-asian="FreeMono" style:font-name-complex="FreeMono"/>
    </style:style>
    <style:style style:name="T63" style:family="text">
      <style:text-properties officeooo:rsid="004bbdaa" style:font-name-asian="FreeMono" style:font-name-complex="FreeMono"/>
    </style:style>
    <style:style style:name="T64" style:family="text">
      <style:text-properties officeooo:rsid="004e5883" style:font-name-asian="FreeMono" style:font-name-complex="FreeMono"/>
    </style:style>
    <style:style style:name="T65" style:family="text">
      <style:text-properties officeooo:rsid="004fc4e4" style:font-name-asian="FreeMono" style:font-name-complex="FreeMono"/>
    </style:style>
    <style:style style:name="T66" style:family="text">
      <style:text-properties officeooo:rsid="005478d4" style:font-name-asian="FreeMono" style:font-name-complex="FreeMono"/>
    </style:style>
    <style:style style:name="T67" style:family="text">
      <style:text-properties officeooo:rsid="0070a5bd" style:font-name-asian="FreeMono" style:font-name-complex="FreeMono"/>
    </style:style>
    <style:style style:name="T68" style:family="text">
      <style:text-properties officeooo:rsid="00725e30" style:font-name-asian="FreeMono" style:font-name-complex="FreeMono"/>
    </style:style>
    <style:style style:name="T69" style:family="text">
      <style:text-properties officeooo:rsid="0073c8e1" style:font-name-asian="FreeMono" style:font-name-complex="FreeMono"/>
    </style:style>
    <style:style style:name="T70" style:family="text">
      <style:text-properties officeooo:rsid="0076ff5d" style:font-name-asian="FreeMono" style:font-name-complex="FreeMono"/>
    </style:style>
    <style:style style:name="T71" style:family="text">
      <style:text-properties officeooo:rsid="0079935e" style:font-name-asian="FreeMono" style:font-name-complex="FreeMono"/>
    </style:style>
    <style:style style:name="T72" style:family="text">
      <style:text-properties officeooo:rsid="0079bc3a" style:font-name-asian="FreeMono" style:font-name-complex="FreeMono"/>
    </style:style>
    <style:style style:name="T73" style:family="text">
      <style:text-properties officeooo:rsid="0079ffd1" style:font-name-asian="FreeMono" style:font-name-complex="FreeMono"/>
    </style:style>
    <style:style style:name="T74" style:family="text">
      <style:text-properties officeooo:rsid="007bcdf1" style:font-name-asian="FreeMono" style:font-name-complex="FreeMono"/>
    </style:style>
    <style:style style:name="T75" style:family="text">
      <style:text-properties officeooo:rsid="007d55d2" style:font-name-asian="FreeMono" style:font-name-complex="FreeMono"/>
    </style:style>
    <style:style style:name="T76" style:family="text">
      <style:text-properties officeooo:rsid="00824e40" style:font-name-asian="FreeMono" style:font-name-complex="FreeMono"/>
    </style:style>
    <style:style style:name="T77" style:family="text">
      <style:text-properties officeooo:rsid="008722b6" style:font-name-asian="FreeMono" style:font-name-complex="FreeMono"/>
    </style:style>
    <style:style style:name="T78" style:family="text">
      <style:text-properties officeooo:rsid="00892451" style:font-name-asian="FreeMono" style:font-name-complex="FreeMono"/>
    </style:style>
    <style:style style:name="T79" style:family="text">
      <style:text-properties officeooo:rsid="008a3225" style:font-name-asian="FreeMono" style:font-name-complex="FreeMono"/>
    </style:style>
    <style:style style:name="T80" style:family="text">
      <style:text-properties officeooo:rsid="008c158b" style:font-name-asian="FreeMono" style:font-name-complex="FreeMono"/>
    </style:style>
    <style:style style:name="T81" style:family="text">
      <style:text-properties officeooo:rsid="008c967b" style:font-name-asian="FreeMono" style:font-name-complex="FreeMono"/>
    </style:style>
    <style:style style:name="T82" style:family="text">
      <style:text-properties officeooo:rsid="008d752e" style:font-name-asian="FreeMono" style:font-name-complex="FreeMono"/>
    </style:style>
    <style:style style:name="T83" style:family="text">
      <style:text-properties officeooo:rsid="008e80df" style:font-name-asian="FreeMono" style:font-name-complex="FreeMono"/>
    </style:style>
    <style:style style:name="T84" style:family="text">
      <style:text-properties officeooo:rsid="008f91cd" style:font-name-asian="FreeMono" style:font-name-complex="FreeMono"/>
    </style:style>
    <style:style style:name="T85" style:family="text">
      <style:text-properties officeooo:rsid="0090f2d4" style:font-name-asian="FreeMono" style:font-name-complex="FreeMono"/>
    </style:style>
    <style:style style:name="T86" style:family="text">
      <style:text-properties officeooo:rsid="0092ca38" style:font-name-asian="FreeMono" style:font-name-complex="FreeMono"/>
    </style:style>
    <style:style style:name="T87" style:family="text">
      <style:text-properties officeooo:rsid="0093ee39" style:font-name-asian="FreeMono" style:font-name-complex="FreeMono"/>
    </style:style>
    <style:style style:name="T88" style:family="text">
      <style:text-properties officeooo:rsid="00953fb6" style:font-name-asian="FreeMono" style:font-name-complex="FreeMono"/>
    </style:style>
    <style:style style:name="T89" style:family="text">
      <style:text-properties officeooo:rsid="00973e90" style:font-name-asian="FreeMono" style:font-name-complex="FreeMono"/>
    </style:style>
    <style:style style:name="T90" style:family="text">
      <style:text-properties officeooo:rsid="00985a22" style:font-name-asian="FreeMono" style:font-name-complex="FreeMono"/>
    </style:style>
    <style:style style:name="T91" style:family="text">
      <style:text-properties officeooo:rsid="009914bb" style:font-name-asian="FreeMono" style:font-name-complex="FreeMono"/>
    </style:style>
    <style:style style:name="T92" style:family="text">
      <style:text-properties officeooo:rsid="009d3326" style:font-name-asian="FreeMono" style:font-name-complex="FreeMono"/>
    </style:style>
    <style:style style:name="T93" style:family="text">
      <style:text-properties officeooo:rsid="009f0648" style:font-name-asian="FreeMono" style:font-name-complex="FreeMono"/>
    </style:style>
    <style:style style:name="T94" style:family="text">
      <style:text-properties officeooo:rsid="00a28bbc" style:font-name-asian="FreeMono" style:font-name-complex="FreeMono"/>
    </style:style>
    <style:style style:name="T95" style:family="text">
      <style:text-properties officeooo:rsid="00a41564" style:font-name-asian="FreeMono" style:font-name-complex="FreeMono"/>
    </style:style>
    <style:style style:name="T96" style:family="text">
      <style:text-properties officeooo:rsid="00a5fdb6" style:font-name-asian="FreeMono" style:font-name-complex="FreeMono"/>
    </style:style>
    <style:style style:name="T97" style:family="text">
      <style:text-properties style:font-name="Jomolhari1" fo:font-size="13pt" style:text-underline-style="none" fo:font-weight="normal" officeooo:rsid="009d3326" style:font-name-asian="FreeMono" style:font-size-asian="13pt" style:font-weight-asian="normal" style:font-name-complex="FreeMono" style:font-size-complex="13pt" style:font-weight-complex="normal"/>
    </style:style>
    <style:style style:name="T98" style:family="text">
      <style:text-properties style:font-name="Jomolhari1" fo:font-size="13pt" style:text-underline-style="none" fo:font-weight="normal" officeooo:rsid="009f0648" style:font-name-asian="FreeMono" style:font-size-asian="13pt" style:font-weight-asian="normal" style:font-name-complex="FreeMono" style:font-size-complex="13pt" style:font-weight-complex="normal"/>
    </style:style>
    <style:style style:name="T99" style:family="text">
      <style:text-properties style:font-name="Jomolhari1" fo:font-size="13pt" style:text-underline-style="none" fo:font-weight="normal" officeooo:rsid="009f2dc8" style:font-name-asian="FreeMono" style:font-size-asian="13pt" style:font-weight-asian="normal" style:font-name-complex="FreeMono" style:font-size-complex="13pt" style:font-weight-complex="normal"/>
    </style:style>
    <style:style style:name="T100" style:family="text">
      <style:text-properties style:font-name="Jomolhari1" fo:font-size="13pt" style:text-underline-style="none" fo:font-weight="normal" officeooo:rsid="009f4235" style:font-name-asian="FreeMono" style:font-size-asian="13pt" style:font-weight-asian="normal" style:font-name-complex="FreeMono" style:font-size-complex="13pt" style:font-weight-complex="normal"/>
    </style:style>
    <style:style style:name="T101" style:family="text">
      <style:text-properties officeooo:rsid="00a9ce4e"/>
    </style:style>
    <style:style style:name="T102" style:family="text">
      <style:text-properties officeooo:rsid="00aa6c76"/>
    </style:style>
    <style:style style:name="T103" style:family="text">
      <style:text-properties officeooo:rsid="00ab02c4"/>
    </style:style>
    <style:style style:name="T104" style:family="text">
      <style:text-properties officeooo:rsid="00acb9cd"/>
    </style:style>
    <style:style style:name="T105" style:family="text">
      <style:text-properties officeooo:rsid="00adc0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5">1<text:tab/></text:span><text:span text:style-name="T2">Introduction to LEX</text:span></text:p>
      <text:p text:style-name="P11"><text:span text:style-name="T1"/></text:p>
      <text:p text:style-name="P11"><text:span text:style-name="T1">LEX is a tool used to generate a lexical analyzer. This documentation covers all aspects regarding the use of LEX for SILC development. Technically, LEX is a compiler which compiles LEX programs (prog_file.l) <text:s/>and generates a C file (lex.yy.c) which is in turn compiled using a C compiler to generate an executable file, which is the generated lexical analyzer. </text:span></text:p>
      <text:p text:style-name="P12"><text:span text:style-name="T1"/></text:p>
      <text:p text:style-name="P12"><text:span text:style-name="T1"><text:s text:c="2"/></text:span></text:p>
      <text:p text:style-name="P12"><text:span text:style-name="T1"/></text:p>
      <text:p text:style-name="P12"><draw:custom-shape text:anchor-type="paragraph" draw:z-index="0" draw:style-name="gr1" draw:text-style-name="P87" svg:width="1.3335in" svg:height="0.6878in" svg:x="2.6583in" svg:y="0.0917in"><text:p text:style-name="P87"><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p>
      <text:p text:style-name="P12"><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2"><text:span text:style-name="T1"/></text:p>
      <text:p text:style-name="P12"><text:span text:style-name="T1"><text:tab/></text:span></text:p>
      <text:p text:style-name="P12"><draw:custom-shape text:anchor-type="paragraph" draw:z-index="1" draw:style-name="gr1" svg:width="1.3335in" svg:height="0.6878in" svg:x="2.6583in" svg:y="0.1425in"><text:p text:style-name="P87">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2"><text:span text:style-name="T1"/></text:p>
      <text:p text:style-name="P13"/>
      <text:p text:style-name="P13"><draw:custom-shape text:anchor-type="paragraph" draw:z-index="2" draw:style-name="gr1" svg:width="1.3335in" svg:height="0.6878in" svg:x="2.6583in" svg:y="0.1043in"><text:p text:style-name="P87">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span text:style-name="T1"/></text:p>
      <text:p text:style-name="P13"><text:span text:style-name="T1"/></text:p>
      <text:p text:style-name="P31"><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9"><text:span text:style-name="T16"/></text:p>
      <text:p text:style-name="P7"><text:span text:style-name="T17">2<text:tab/></text:span><text:span text:style-name="T8">Generating a lexical analyzer using LEX</text:span></text:p>
      <text:p text:style-name="P14"><text:span text:style-name="T2"/></text:p>
      <text:p text:style-name="P27"><text:span text:style-name="T2">Conceptually, a lexical analyzer scans a given </text:span><text:span text:style-name="T3">source program</text:span><text:span text:style-name="T2"> and produces an output of tokens </text:span><text:span text:style-name="T3">for each lexeme found.</text:span><text:span text:style-name="T4">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5">This documentation focuses on how this is achieved practically using LEX.</text:span></text:p>
      <text:p text:style-name="P15"><text:soft-page-break/><text:span text:style-name="T5"/></text:p>
      <text:p text:style-name="P16"><text:span text:style-name="T6">The LEX tool is used to find a certain pattern in the input stream and execute a corresponding action associated with it, as specified in the lex program. This ability of lex is used to return tokens to a parser.</text:span></text:p>
      <text:p text:style-name="P16"><text:span text:style-name="T6">Example :</text:span></text:p>
      <text:p text:style-name="P16"><text:span text:style-name="T6"/></text:p>
      <text:p text:style-name="P16"><text:span text:style-name="T6"><text:s/></text:span><text:span text:style-name="T46">“integer”<text:tab/><text:tab/>{return ID_TYPE_INTEGER;}</text:span></text:p>
      <text:p text:style-name="P16"><text:span text:style-name="T6"/></text:p>
      <text:p text:style-name="P16"><text:span text:style-name="T6">This rule tells the compiler that the identifier to follow the pattern “integer” is of the type integer. Here the string “int</text:span><text:span text:style-name="T8">eger</text:span><text:span text:style-name="T6">” is the pattern, the return statement is the action and ID_TYPE_INTEGER is the token returned . <text:s text:c="2"/></text:span><text:span text:style-name="T8">A rule in a lex program comprises of a pattern to be matched and a corresponding action.</text:span></text:p>
      <text:p text:style-name="P14"><text:span text:style-name="T5"/></text:p>
      <text:p text:style-name="P17"><text:span text:style-name="T8">The reason LEX is used instead of cascading a series of if-else statements with stcmp() conditions in an attempt to manually write a lexical analyzer in C , is because :</text:span></text:p>
      <text:list xml:id="list1588173961" text:style-name="L2">
        <text:list-item>
          <text:p text:style-name="P18"><text:span text:style-name="T8">LEX lets us handle character sequences as abstract entities</text:span></text:p>
        </text:list-item>
        <text:list-item>
          <text:p text:style-name="P18"><text:span text:style-name="T8">Ease of handling errors</text:span></text:p>
        </text:list-item>
        <text:list-item>
          <text:p text:style-name="P18"><text:span text:style-name="T8">Speed and efficiency</text:span></text:p>
          <text:p text:style-name="P29"><text:span text:style-name="T9"/></text:p>
        </text:list-item>
      </text:list>
      <text:p text:style-name="P8"><text:span text:style-name="T20">3<text:tab/></text:span><text:span text:style-name="T9">The LEX program</text:span></text:p>
      <text:p text:style-name="P17"><text:span text:style-name="T8"/></text:p>
      <text:p text:style-name="P19"><text:span text:style-name="T9">A LEX program consists of three sections : Declarations, Rules and Auxiliary functions.</text:span></text:p>
      <text:p text:style-name="P19"><text:span text:style-name="T9"/></text:p>
      <text:p text:style-name="P19"><draw:frame text:anchor-type="paragraph" draw:z-index="15" draw:style-name="gr5" svg:width="2.1878in" svg:height="1.7295in" svg:x="2.2126in" svg:y="0.0098in"><draw:text-box><text:p>DECLARATIONS</text:p><text:p/><text:p>%%</text:p><text:p/><text:p>RULES</text:p><text:p/><text:p>%%</text:p><text:p/><text:p>AUXILIARY FUNCTIONS</text:p></draw:text-box></draw:frame><text:span text:style-name="T9"/></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22"/></text:p>
      <text:p text:style-name="P21"><text:soft-page-break/><text:span text:style-name="T22">3.1 Declarations</text:span></text:p>
      <text:p text:style-name="P21"><text:span text:style-name="T22"/></text:p>
      <text:p text:style-name="P21"><text:span text:style-name="T9">The declaration</text:span><text:span text:style-name="T25">s</text:span><text:span text:style-name="T9"> section is made up of regular definitions and auxiliary declarations (in C language). </text:span><text:span text:style-name="T38">LEX allows </text:span><text:span text:style-name="T9"><text:s/></text:span><text:span text:style-name="T38">the </text:span><text:span text:style-name="T9">use of shorthand / extensions to regular expressions for the regular definitions. </text:span><text:span text:style-name="T12">A regular definition in LEX is of the form :</text:span></text:p>
      <text:p text:style-name="P20"><text:span text:style-name="T12"><text:tab/>D<text:tab/>R</text:span></text:p>
      <text:p text:style-name="P20"><text:span text:style-name="T12">where D is the symbol representing the regular expression R. The optional auxiliary declaration in C language is enclosed within ' %{ ' and ' %} ' . </text:span><text:span text:style-name="T26">It is generally used to </text:span><text:span text:style-name="T27">declare functions,</text:span><text:span text:style-name="T26"> includ</text:span><text:span text:style-name="T27">e</text:span><text:span text:style-name="T26"> header files, </text:span><text:span text:style-name="T27">or define global variables and constants.</text:span></text:p>
      <text:p text:style-name="P20"><text:span text:style-name="T12">Example :</text:span></text:p>
      <text:p text:style-name="P35"><text:span text:style-name="T14"/></text:p>
      <text:p text:style-name="P35"><text:span text:style-name="T14">%{</text:span></text:p>
      <text:p text:style-name="P36"><text:tab/>/*My lexical analyzer's declaration section*/</text:p>
      <text:p text:style-name="P36"><text:tab/>#include&lt;stdio.h&gt;</text:p>
      <text:p text:style-name="P36">%}</text:p>
      <text:p text:style-name="P37"><text:span text:style-name="T13">number </text:span><text:tab/>[0-9]+</text:p>
      <text:p text:style-name="P37"><text:span text:style-name="T13">op </text:span><text:tab/><text:tab/>[-|+|*|/|^|=]</text:p>
      <text:p text:style-name="P37"><text:span text:style-name="T13">%%</text:span></text:p>
      <text:p text:style-name="P34"><text:span text:style-name="T26"/></text:p>
      <text:p text:style-name="P34"><text:span text:style-name="T26">3.2 Rules</text:span></text:p>
      <text:p text:style-name="P32"><text:span text:style-name="T37"/></text:p>
      <text:p text:style-name="P32"><text:span text:style-name="T37">Rules in a lex program consists of two parts :</text:span></text:p>
      <text:list xml:id="list1007728475" text:style-name="L3">
        <text:list-item>
          <text:p text:style-name="P33"><text:span text:style-name="T37">The pattern to be matched</text:span></text:p>
        </text:list-item>
        <text:list-item>
          <text:p text:style-name="P33"><text:span text:style-name="T37">The corresponding action to be executed</text:span></text:p>
        </text:list-item>
      </text:list>
      <text:p text:style-name="P22"><text:span text:style-name="T8">The pattern match to be found is specified as a regular expression . </text:span><text:span text:style-name="T9">The reason we use regular expressions is because they are simple, handy and do the perfect job of representing a set of strings. </text:span></text:p>
      <text:p text:style-name="P23"><text:span text:style-name="T39">Example:</text:span></text:p>
      <text:p text:style-name="P38"><text:span text:style-name="T39"/></text:p>
      <text:p text:style-name="P38"><text:span text:style-name="T39">{number}<text:tab/></text:span><text:span text:style-name="T40">{</text:span><text:span text:style-name="T57">printf</text:span><text:span text:style-name="T39">(</text:span><text:span text:style-name="T54">“ </text:span><text:span text:style-name="T39">This is a number”);</text:span><text:span text:style-name="T40">}</text:span></text:p>
      <text:p text:style-name="P39"><text:span text:style-name="T50">{op}<text:tab/><text:tab/>{</text:span><text:span text:style-name="T57">printf</text:span><text:span text:style-name="T50">(“ This is an operator”);}</text:span></text:p>
      <text:p text:style-name="P39"><text:span text:style-name="T50">%%</text:span></text:p>
      <text:p text:style-name="P54"><text:span text:style-name="T51"/></text:p>
      <text:p text:style-name="P58"><text:span text:style-name="T51">Sample Input/Output</text:span></text:p>
      <text:p text:style-name="P40"><text:span text:style-name="T51"/></text:p>
      <text:p text:style-name="P40"><text:span text:style-name="T51">I: 234</text:span></text:p>
      <text:p text:style-name="P40"><text:span text:style-name="T51">O: This is a number</text:span></text:p>
      <text:p text:style-name="P40"><text:span text:style-name="T51"/></text:p>
      <text:p text:style-name="P42"><text:span text:style-name="T55"/></text:p>
      <text:p text:style-name="P42"><text:soft-page-break/><text:span text:style-name="T55">I: *</text:span></text:p>
      <text:p text:style-name="P42"><text:span text:style-name="T55">O: This is an operator</text:span></text:p>
      <text:p text:style-name="P42"><text:span text:style-name="T51"/></text:p>
      <text:p text:style-name="P41"><text:span text:style-name="T54">I: 2+3</text:span></text:p>
      <text:p text:style-name="P41"><text:span text:style-name="T54">O: This is a number This is an operator </text:span><text:span text:style-name="T55">This is a number</text:span></text:p>
      <text:p text:style-name="P41"><text:span text:style-name="T51"/></text:p>
      <text:p text:style-name="P24"><text:span text:style-name="T41">The LEX compiler obtains the regular expression</text:span><text:span text:style-name="T53">s</text:span><text:span text:style-name="T41"> of the symbol</text:span><text:span text:style-name="T53">s</text:span><text:span text:style-name="T41"> </text:span><text:span text:style-name="T43">number</text:span><text:span text:style-name="T41"> </text:span><text:span text:style-name="T53">and </text:span><text:span text:style-name="T44">op </text:span><text:span text:style-name="T41">from the declarations section and if </text:span><text:span text:style-name="T42">a </text:span><text:span text:style-name="T41">match </text:span><text:span text:style-name="T42">is found in the input stream</text:span><text:span text:style-name="T41"> </text:span><text:span text:style-name="T42">according to</text:span><text:span text:style-name="T41"> the specification, executes the </text:span><text:span text:style-name="T52">corresponding </text:span><text:span text:style-name="T41">action. </text:span></text:p>
      <text:p text:style-name="P28"><text:span text:style-name="T39"/></text:p>
      <text:p text:style-name="P30"><text:span text:style-name="T56">3.3 Auxiliary functions</text:span></text:p>
      <text:p text:style-name="P25"><text:span text:style-name="T58">In order to avoid huge amounts of code in </text:span><text:span text:style-name="T67">the</text:span><text:span text:style-name="T58"> actions section, LEX provides <text:s/></text:span><text:span text:style-name="T59">auxiliary</text:span><text:span text:style-name="T58"> </text:span><text:span text:style-name="T59">function</text:span><text:span text:style-name="T60">s</text:span><text:span text:style-name="T58"> section.</text:span><text:span text:style-name="T61"> </text:span><text:span text:style-name="T68">This section may be omitted</text:span><text:span text:style-name="T69"> in case of use with a parser</text:span><text:span text:style-name="T68">. </text:span><text:span text:style-name="T61">Th</text:span><text:span text:style-name="T62">e</text:span><text:span text:style-name="T61"> user </text:span><text:span text:style-name="T66">must</text:span><text:span text:style-name="T63"> </text:span><text:span text:style-name="T61">define </text:span><text:span text:style-name="T62">the </text:span><text:span text:style-name="T61">main function </text:span><text:span text:style-name="T62">in this section </text:span><text:span text:style-name="T69">for using the lexical analyzer independent of the parser</text:span><text:span text:style-name="T62">.</text:span><text:span text:style-name="T58"> </text:span><text:span text:style-name="T61">The </text:span><text:span text:style-name="T64">C </text:span><text:span text:style-name="T61">code in this section </text:span><text:span text:style-name="T64">and the declarations </text:span><text:span text:style-name="T61">is copied as such to the lex.yy.c file.</text:span></text:p>
      <text:p text:style-name="P26"><text:span text:style-name="T65">Example :</text:span></text:p>
      <text:p text:style-name="P43"><text:span text:style-name="T33"/></text:p>
      <text:p text:style-name="P43"><text:span text:style-name="T65">int main()</text:span></text:p>
      <text:p text:style-name="P43"><text:span text:style-name="T65">{</text:span></text:p>
      <text:p text:style-name="P43"><text:span text:style-name="T65"><text:tab/>yylex();</text:span></text:p>
      <text:p text:style-name="P43"><text:span text:style-name="T65"><text:tab/>return 1;</text:span></text:p>
      <text:p text:style-name="P43"><text:span text:style-name="T65">}</text:span></text:p>
      <text:p text:style-name="P76"><text:span text:style-name="T65"/></text:p>
      <text:p text:style-name="P83"><text:span text:style-name="T70">4<text:tab/></text:span><text:span text:style-name="T71">The yyvariables</text:span></text:p>
      <text:p text:style-name="P59"><text:span text:style-name="T72">The following variables are offered by lex and are of great use while constructing a lexical analyzer for a compiler.</text:span></text:p>
      <text:list xml:id="list1704110705" text:style-name="L4">
        <text:list-item>
          <text:p text:style-name="P75"><text:span text:style-name="T71">yytext</text:span></text:p>
        </text:list-item>
        <text:list-item>
          <text:p text:style-name="P75"><text:span text:style-name="T71">yyleng</text:span></text:p>
        </text:list-item>
        <text:list-item>
          <text:p text:style-name="P75"><text:span text:style-name="T71">yylval</text:span></text:p>
        </text:list-item>
      </text:list>
      <text:p text:style-name="P81"><text:span text:style-name="T71"/></text:p>
      <text:p text:style-name="P81"><text:span text:style-name="T71">4.1<text:tab/>yytext</text:span></text:p>
      <text:p text:style-name="P73"><text:span text:style-name="T72">yytext is of the type char* i.e. pointer to a character and it contains the lexeme currently found. yytext points to the beginning of the input stream in the input buffer and is valid only within the actions section, i.e. It is available only when a pattern match is found. </text:span></text:p>
      <text:p text:style-name="P74"><text:soft-page-break/><text:span text:style-name="T73">Example:</text:span></text:p>
      <text:p text:style-name="P53"><text:span text:style-name="T73"/></text:p>
      <text:p text:style-name="P53"><text:span text:style-name="T73">{number}<text:tab/>{printf("</text:span><text:span text:style-name="T75">Number </text:span><text:span text:style-name="T73">: %d",atoi(yytext));}</text:span></text:p>
      <text:p text:style-name="P77"><text:span text:style-name="T65"/></text:p>
      <text:p text:style-name="P60"><text:span text:style-name="T74">Sample Input/Output</text:span></text:p>
      <text:p text:style-name="P44"><text:span text:style-name="T74"/></text:p>
      <text:p text:style-name="P44"><text:span text:style-name="T74">I: 25</text:span></text:p>
      <text:p text:style-name="P44"><text:span text:style-name="T74">O: Number : 2</text:span><text:span text:style-name="T76">5</text:span></text:p>
      <text:p text:style-name="P44"><text:span text:style-name="T77"/></text:p>
      <text:p text:style-name="P78"><text:span text:style-name="T78">4.2<text:tab/>yyleng</text:span></text:p>
      <text:p text:style-name="P61"><text:span text:style-name="T78">yyleng is of the type int and it stores the length of the string given by yytext, i.e. The length of the string in the buffer currently matched. It is similar in nature w.r.t. </text:span><text:span text:style-name="T79">a</text:span><text:span text:style-name="T78">vailability.</text:span></text:p>
      <text:p text:style-name="P62"><text:span text:style-name="T80"/></text:p>
      <text:p text:style-name="P62"><text:span text:style-name="T80">Example:</text:span></text:p>
      <text:p text:style-name="P47"><text:span text:style-name="T80"/></text:p>
      <text:p text:style-name="P47"><text:span text:style-name="T80">{number}<text:tab/>printf("Number of digits </text:span><text:span text:style-name="T81">=</text:span><text:span text:style-name="T80"> <text:s/>%d",yyleng);</text:span></text:p>
      <text:p text:style-name="P47"><text:span text:style-name="T80"/></text:p>
      <text:p text:style-name="P63"><text:span text:style-name="T82">Sample Input/Output</text:span></text:p>
      <text:p text:style-name="P46"><text:span text:style-name="T82"/></text:p>
      <text:p text:style-name="P46"><text:span text:style-name="T82">I: 1234</text:span></text:p>
      <text:p text:style-name="P46"><text:span text:style-name="T82">O: Number of digits = 4</text:span></text:p>
      <text:p text:style-name="P45"><text:span text:style-name="T78"/></text:p>
      <text:p text:style-name="P64"><text:span text:style-name="T83">4</text:span><text:span text:style-name="T23">.3<text:tab/>yylval</text:span></text:p>
      <text:p text:style-name="P65"><text:span text:style-name="T84">yylval is a global variable which is used to return other additional information about the lexeme found to the parser </text:span><text:span text:style-name="T87">i.e.</text:span><text:span text:style-name="T84"> </text:span><text:span text:style-name="T86">yylval is used to return an attribute in addition to the token name.</text:span></text:p>
      <text:p text:style-name="P66"><text:span text:style-name="T88">Example :</text:span></text:p>
      <text:p text:style-name="P48"><text:span text:style-name="T85"/></text:p>
      <text:p text:style-name="P48"><text:span text:style-name="T85">{number}<text:tab/>{</text:span></text:p>
      <text:p text:style-name="P49"><text:span text:style-name="T85"><text:tab/><text:tab/><text:tab/>yylval=yyleng;</text:span></text:p>
      <text:p text:style-name="P49"><text:span text:style-name="T85"><text:tab/><text:tab/><text:tab/></text:span><text:span text:style-name="T89">return NUMBER;</text:span></text:p>
      <text:p text:style-name="P48"><text:span text:style-name="T85"><text:tab/><text:tab/>}</text:span></text:p>
      <text:p text:style-name="P65"><text:span text:style-name="T47"/></text:p>
      <text:p text:style-name="P67"><text:span text:style-name="T86">Here, </text:span><text:span text:style-name="T87">yylval has been used to return the the number of digits in the </text:span><text:span text:style-name="T90">lexeme found</text:span><text:span text:style-name="T87">.</text:span></text:p>
      <text:p text:style-name="P67"><text:span text:style-name="T87"/></text:p>
      <text:p text:style-name="P67"><text:span text:style-name="T87"><text:s/></text:span></text:p>
      <text:p text:style-name="P43"><text:span text:style-name="T65"/></text:p>
      <text:p text:style-name="P43"><text:span text:style-name="T65"/></text:p>
      <text:p text:style-name="P43"><text:span text:style-name="T65"/></text:p>
      <text:p text:style-name="P43"><text:span text:style-name="T65"/></text:p>
      <text:p text:style-name="P68"><text:soft-page-break/><text:span text:style-name="T65"/></text:p>
      <text:p text:style-name="P84"><text:span text:style-name="T92">5<text:tab/>The yyfunctions</text:span></text:p>
      <text:p text:style-name="P67"><text:span text:style-name="T72"/></text:p>
      <text:p text:style-name="P67"><text:span text:style-name="T72">The following </text:span><text:span text:style-name="T92">functions</text:span><text:span text:style-name="T72"> </text:span><text:span text:style-name="T92">in</text:span><text:span text:style-name="T72"> lex are of </text:span><text:span text:style-name="T92">significant importance</text:span><text:span text:style-name="T72"> while constructing a lexical analyzer for a compiler.</text:span></text:p>
      <text:list xml:id="list1808263210" text:style-name="L5">
        <text:list-item>
          <text:p text:style-name="P72"><text:span text:style-name="T92">yylex()</text:span></text:p>
        </text:list-item>
        <text:list-item>
          <text:p text:style-name="P72"><text:span text:style-name="T92">yywrap()</text:span></text:p>
        </text:list-item>
      </text:list>
      <text:p text:style-name="P79"><text:span text:style-name="T92"/></text:p>
      <text:p text:style-name="P79"><text:span text:style-name="T92">5.1<text:tab/>yylex()</text:span></text:p>
      <text:p text:style-name="P69"><text:span text:style-name="T92"/></text:p>
      <text:p text:style-name="P69"><text:span text:style-name="T92">yylex() is the scanning routine function that returns the token that has been obtained by the scanning process. It's return type is int. </text:span><text:span text:style-name="T93">y</text:span><text:span text:style-name="T92">ylex() continues scanning either till eof is reached or one if actions executes a return statement. </text:span></text:p>
      <text:p text:style-name="P69"><text:span text:style-name="T94"/></text:p>
      <text:p text:style-name="P69"><text:span text:style-name="T94">NOTE :</text:span></text:p>
      <text:list xml:id="list2088910262" text:style-name="L6">
        <text:list-item>
          <text:p text:style-name="P4"><text:span text:style-name="T97">If in case, yylex() stops </text:span><text:span text:style-name="T98">scanning </text:span><text:span text:style-name="T97">because of return </text:span><text:span text:style-name="T98">statement</text:span><text:span text:style-name="T97">, and if </text:span><text:span text:style-name="T98">yylex() is </text:span><text:span text:style-name="T97">called again, it simply resumes scanning from where it stopped </text:span><text:span text:style-name="T98">(</text:span><text:span text:style-name="T99">i</text:span><text:span text:style-name="T98">n case of an input file)</text:span><text:span text:style-name="T97">.</text:span></text:p>
        </text:list-item>
        <text:list-item>
          <text:p text:style-name="P4"><text:span text:style-name="T100">During input by user via the terminal, i.e. command line input, there is no eof. <text:s/></text:span><text:span text:style-name="T97"><text:s/></text:span></text:p>
        </text:list-item>
      </text:list>
      <text:p text:style-name="P70"><text:span text:style-name="T92"/></text:p>
      <text:p text:style-name="P70"><text:span text:style-name="T95">A parser repetitively calls the yylex() function to return a sequence of tokens.</text:span></text:p>
      <text:p text:style-name="P70"><text:span text:style-name="T95">The rules specified in the LEX program is used to build the code of yylex() in the lex.yy.c file.</text:span></text:p>
      <text:p text:style-name="P70"><text:span text:style-name="T95"/></text:p>
      <text:p text:style-name="P80"><text:span text:style-name="T96">5.2 yywrap()</text:span></text:p>
      <text:p text:style-name="P68"><text:span text:style-name="T65"/></text:p>
      <text:p text:style-name="P71"><text:span text:style-name="T96">yywrap() is a function called by yylex() when the scanner reaches the eof. It must be manually defined in the auxiliary functions section. It is useful if in case the programmer wishes to arrange for more input for scanning on reaching the eof. In this case yywrap() must be set to return 0. But if the user does not wish to arrange for more input and hence, stop the scanning process and wrap up on normal eof, then yywrap() must be defined to return 1. </text:span></text:p>
      <text:p text:style-name="P43"><text:soft-page-break/><text:span text:style-name="T65"/></text:p>
      <text:p text:style-name="P43"><text:span text:style-name="T65"/></text:p>
      <text:p text:style-name="P71"><text:span text:style-name="T96">LEX also allows the programmer to avoid defining yywrap() by using :</text:span></text:p>
      <text:p text:style-name="P71"><text:span text:style-name="T96"><text:s/></text:span><text:span text:style-name="T48">%option noyywrap</text:span><text:span text:style-name="T96"> </text:span></text:p>
      <text:p text:style-name="P71"><text:span text:style-name="T96">in the declarations section.</text:span></text:p>
      <text:p text:style-name="P71"><text:span text:style-name="T96"/></text:p>
      <text:p text:style-name="P71"><text:span text:style-name="T96">Note that, it is </text:span><text:span text:style-name="T24">mandatory</text:span><text:span text:style-name="T96"> to either define yywrap or indicate the absence through </text:span><text:span text:style-name="T48">%option</text:span><text:span text:style-name="T96"> feature. If not, the LEX compiler will flag an error.</text:span></text:p>
      <text:p text:style-name="P43"><text:span text:style-name="T65"/></text:p>
      <text:p text:style-name="P10"><text:span text:style-name="T92">6</text:span><text:span text:style-name="T91"><text:tab/>A Token simulator program</text:span></text:p>
      <text:p text:style-name="P43"><text:span text:style-name="T65"/></text:p>
      <text:p text:style-name="P50"><text:span text:style-name="T91">%{</text:span></text:p>
      <text:p text:style-name="P50"><text:span text:style-name="T91">/* Scan and return a token for identifiers of the format : (string)(number)</text:span></text:p>
      <text:p text:style-name="P50"><text:span text:style-name="T91">Note : strings are not case sensitive</text:span></text:p>
      <text:p text:style-name="P50"><text:span text:style-name="T91">examples : a0 , A1 , ab2 , AB4 , aBc5</text:span></text:p>
      <text:p text:style-name="P50"><text:span text:style-name="T91">*/</text:span></text:p>
      <text:p text:style-name="P50"><text:span text:style-name="T91"></text:span></text:p>
      <text:p text:style-name="P50"><text:span text:style-name="T91">#include&lt;stdio.h&gt;</text:span></text:p>
      <text:p text:style-name="P50"><text:span text:style-name="T91"></text:span></text:p>
      <text:p text:style-name="P50"><text:span text:style-name="T91">#define ID 1<text:tab/>//Identifier token</text:span></text:p>
      <text:p text:style-name="P50"><text:span text:style-name="T91">#define ER 2<text:tab/>//Error token</text:span></text:p>
      <text:p text:style-name="P50"><text:span text:style-name="T91"></text:span></text:p>
      <text:p text:style-name="P50"><text:span text:style-name="T91">%}</text:span></text:p>
      <text:p text:style-name="P50"><text:span text:style-name="T91"></text:span></text:p>
      <text:p text:style-name="P50"><text:span text:style-name="T91">low_case [a-z]</text:span></text:p>
      <text:p text:style-name="P50"><text:span text:style-name="T91">upp_case [A-Z]</text:span></text:p>
      <text:p text:style-name="P50"><text:span text:style-name="T91">number<text:tab/> [0-9]</text:span></text:p>
      <text:p text:style-name="P50"><text:span text:style-name="T91"></text:span></text:p>
      <text:p text:style-name="P50"><text:span text:style-name="T91">%option noyywrap</text:span></text:p>
      <text:p text:style-name="P50"><text:span text:style-name="T91"></text:span></text:p>
      <text:p text:style-name="P50"><text:span text:style-name="T91">%%</text:span></text:p>
      <text:p text:style-name="P50"><text:span text:style-name="T91"></text:span></text:p>
      <text:p text:style-name="P51"><text:span text:style-name="T91">({low_case}|{upp_case})({low_case}|{upp_case})*({number})</text:span></text:p>
      <text:p text:style-name="P51"><text:span text:style-name="T91"><text:tab/><text:tab/><text:tab/><text:tab/><text:tab/><text:tab/><text:tab/><text:tab/>return ID;</text:span></text:p>
      <text:p text:style-name="P50"><text:span text:style-name="T91">(.)*<text:tab/><text:tab/><text:tab/><text:tab/><text:tab/><text:tab/><text:tab/><text:tab/>return ER;</text:span></text:p>
      <text:p text:style-name="P50"><text:span text:style-name="T91"></text:span></text:p>
      <text:p text:style-name="P50"><text:span text:style-name="T91">%%</text:span></text:p>
      <text:p text:style-name="P50"><text:span text:style-name="T91">int main()</text:span></text:p>
      <text:p text:style-name="P50"><text:span text:style-name="T91">{</text:span></text:p>
      <text:p text:style-name="P50"><text:span text:style-name="T91"><text:tab/>int token = yylex();</text:span></text:p>
      <text:p text:style-name="P50"><text:span text:style-name="T91"><text:tab/>if(token==ID)</text:span></text:p>
      <text:p text:style-name="P50"><text:span text:style-name="T91"><text:tab/><text:tab/>printf("Acceptable\n");</text:span></text:p>
      <text:p text:style-name="P50"><text:span text:style-name="T91"><text:tab/>else if(token==ER)</text:span></text:p>
      <text:p text:style-name="P50"><text:span text:style-name="T91"><text:tab/><text:tab/>printf("Unacceptable\n");</text:span></text:p>
      <text:p text:style-name="P50"><text:span text:style-name="T91"><text:tab/>return 1;</text:span></text:p>
      <text:p text:style-name="P50"><text:span text:style-name="T91">}</text:span><text:span text:style-name="T34"> </text:span></text:p>
      <text:p text:style-name="P57"><text:soft-page-break/><text:span text:style-name="T36">7<text:tab/>Disambiguation rules</text:span></text:p>
      <text:p text:style-name="P52"><text:span text:style-name="T35">LEX uses two important disambiguation rules </text:span><text:span text:style-name="T36">in selecting the right action to execute in case of a conflict </text:span><text:span text:style-name="T35">:</text:span></text:p>
      <text:list xml:id="list2129430537" text:style-name="L7">
        <text:list-item>
          <text:p text:style-name="P5"><text:span text:style-name="T29">Order of occurrence is assigned as the pattern's matching priority.</text:span></text:p>
        </text:list-item>
        <text:list-item>
          <text:p text:style-name="P5"><text:span text:style-name="T29">“Longest match” is preferred. <text:s text:c="2"/></text:span></text:p>
        </text:list-item>
      </text:list>
      <text:p text:style-name="P1"><text:span text:style-name="T29"/></text:p>
      <text:p text:style-name="P1"><text:span text:style-name="T29">Example :</text:span></text:p>
      <text:p text:style-name="P1"><text:span text:style-name="T29"/></text:p>
      <text:p text:style-name="P85"><text:s text:c="3"/>“<text:span text:style-name="T101">break”</text:span> <text:s text:c="16"/>{ return <text:span text:style-name="T102">BREAK</text:span>; }</text:p>
      <text:p text:style-name="P85"><text:s text:c="3"/>[a-zA-Z][a-zA-Z<text:span text:style-name="T101">0-9</text:span>]* <text:s text:c="3"/>{ return <text:span text:style-name="T102">ID</text:span><text:span text:style-name="T104">ENTIFIER</text:span>; }</text:p>
      <text:p text:style-name="P85"/>
      <text:p text:style-name="P86"><text:span text:style-name="T103">Here, </text:span><text:span text:style-name="T49">break</text:span><text:span text:style-name="T103"> is matched by both the regular expressions, but </text:span><text:span text:style-name="T49">break</text:span><text:span text:style-name="T103"> is a keyword and </text:span><text:span text:style-name="T104">not an identifier </text:span><text:span text:style-name="T103">hence </text:span><text:span text:style-name="T105">it </text:span><text:span text:style-name="T103">is ordered in such a manner that LEX uses its first disambiguation rule to execute </text:span><text:span text:style-name="T49">return BREAK;</text:span></text:p>
      <text:p text:style-name="P82"><text:span text:style-name="T7"/></text:p>
      <text:p text:style-name="P2"><text:span text:style-name="T30">Example :</text:span></text:p>
      <text:p text:style-name="P2"><text:span text:style-name="T30"/></text:p>
      <text:p text:style-name="P55"><text:span text:style-name="T18">“-”<text:tab/><text:tab/>{return MINUS;}</text:span></text:p>
      <text:p text:style-name="P55"><text:span text:style-name="T18">“--”<text:tab/><text:tab/>{return DECREMENT;}</text:span></text:p>
      <text:p text:style-name="P56"><text:span text:style-name="T19"/></text:p>
      <text:p text:style-name="P3"><text:span text:style-name="T31">In case of an </text:span><text:span text:style-name="T45">–-</text:span><text:span text:style-name="T31"> input to the lexical analyze</text:span><text:span text:style-name="T32">r,</text:span><text:span text:style-name="T31"> note that LEX does not return two </text:span><text:span text:style-name="T45">MINUS</text:span><text:span text:style-name="T31"> tokens, but instead returns a </text:span><text:span text:style-name="T45">DECREMENT</text:span><text:span text:style-name="T31"> token, by the second disambiguation rule.</text:span></text:p>
      <text:list xml:id="list2095638500" text:continue-numbering="true" text:style-name="L7">
        <text:list-header>
          <text:p text:style-name="P5"><text:span text:style-name="T29"><text:s/></text:span><text:span text:style-name="T28"><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Courier 10 Pitch" svg:font-family="'Courier 10 Pitch'"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Abyssinica SIL" svg:font-family="'Abyssinica SIL'" style:font-pitch="variable"/>
    <style:font-face style:name="Jomolhari" svg:font-family="Jomolhari" style:font-pitch="variable"/>
    <style:font-face style:name="URW Bookman L" svg:font-family="'URW Bookman L'" style:font-pitch="variable"/>
    <style:font-face style:name="URW Palladio L" svg:font-family="'URW Palladio L'" style:font-pitch="variable"/>
    <style:font-face style:name="WenQuanYi Zen Hei Sharp1" svg:font-family="'WenQuanYi Zen Hei Sharp'"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FreeMono1"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19T17:03:37</dc:date>
    <meta:editing-duration>PT5H13M36S</meta:editing-duration>
    <meta:editing-cycles>161</meta:editing-cycles>
    <meta:generator>LibreOffice/3.6$Linux_X86_64 LibreOffice_project/360m1$Build-2</meta:generator>
    <meta:document-statistic meta:table-count="0" meta:image-count="0" meta:object-count="0" meta:page-count="8" meta:paragraph-count="148" meta:word-count="1347" meta:character-count="7840" meta:non-whitespace-character-count="6513"/>
  </office:meta>
</office:document-meta>
</file>